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zx0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208f</text:p>
          </table:table-cell>
          <table:table-cell table:style-name="ce21" table:formula="of:=HEX2DEC([.C174])" office:value-type="float" office:value="336015" calcext:value-type="float">
            <text:p>336015</text:p>
          </table:table-cell>
          <table:table-cell table:style-name="ce31" table:formula="of:=[.B174]/([.D174]/985000)/1024" office:value-type="float" office:value="24.5363017415517" calcext:value-type="float">
            <text:p>24,54</text:p>
          </table:table-cell>
          <table:table-cell table:style-name="ce35" table:formula="of:=[.D174]/985000" office:value-type="float" office:value="0.341131979695431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c2ccc</text:p>
          </table:table-cell>
          <table:table-cell table:style-name="ce21" table:formula="of:=HEX2DEC([.C175])" office:value-type="float" office:value="1846476" calcext:value-type="float">
            <text:p>1846476</text:p>
          </table:table-cell>
          <table:table-cell table:style-name="ce31" table:formula="of:=[.B175]/([.D175]/985000)/1024" office:value-type="float" office:value="20.2054068550715" calcext:value-type="float">
            <text:p>20,21</text:p>
          </table:table-cell>
          <table:table-cell table:style-name="ce35" table:formula="of:=[.D175]/985000" office:value-type="float" office:value="1.87459492385787" calcext:value-type="float">
            <text:p>1,8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ef62</text:p>
          </table:table-cell>
          <table:table-cell table:style-name="ce21" table:formula="of:=HEX2DEC([.C176])" office:value-type="float" office:value="716642" calcext:value-type="float">
            <text:p>716642</text:p>
          </table:table-cell>
          <table:table-cell table:style-name="ce31" table:formula="of:=[.B176]/([.D176]/985000)/1024" office:value-type="float" office:value="25.0866873949964" calcext:value-type="float">
            <text:p>25,09</text:p>
          </table:table-cell>
          <table:table-cell table:style-name="ce35" table:formula="of:=[.D176]/985000" office:value-type="float" office:value="0.727555329949239" calcext:value-type="float">
            <text:p>0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b3eb</text:p>
          </table:table-cell>
          <table:table-cell table:style-name="ce21" table:formula="of:=HEX2DEC([.C177])" office:value-type="float" office:value="242667" calcext:value-type="float">
            <text:p>242667</text:p>
          </table:table-cell>
          <table:table-cell table:style-name="ce31" table:formula="of:=[.B177]/([.D177]/985000)/1024" office:value-type="float" office:value="25.8844376372766" calcext:value-type="float">
            <text:p>25,88</text:p>
          </table:table-cell>
          <table:table-cell table:style-name="ce35" table:formula="of:=[.D177]/985000" office:value-type="float" office:value="0.246362436548223" calcext:value-type="float">
            <text:p>0,2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bd58</text:p>
          </table:table-cell>
          <table:table-cell table:style-name="ce21" table:formula="of:=HEX2DEC([.C178])" office:value-type="float" office:value="769368" calcext:value-type="float">
            <text:p>769368</text:p>
          </table:table-cell>
          <table:table-cell table:style-name="ce31" table:formula="of:=[.B178]/([.D178]/985000)/1024" office:value-type="float" office:value="19.8467103234408" calcext:value-type="float">
            <text:p>19,85</text:p>
          </table:table-cell>
          <table:table-cell table:style-name="ce35" table:formula="of:=[.D178]/985000" office:value-type="float" office:value="0.781084263959391" calcext:value-type="float">
            <text:p>0,7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a7ac</text:p>
          </table:table-cell>
          <table:table-cell table:style-name="ce21" table:formula="of:=HEX2DEC([.C179])" office:value-type="float" office:value="370604" calcext:value-type="float">
            <text:p>370604</text:p>
          </table:table-cell>
          <table:table-cell table:style-name="ce31" table:formula="of:=[.B179]/([.D179]/985000)/1024" office:value-type="float" office:value="18.3348289211665" calcext:value-type="float">
            <text:p>18,33</text:p>
          </table:table-cell>
          <table:table-cell table:style-name="ce35" table:formula="of:=[.D179]/985000" office:value-type="float" office:value="0.376247715736041" calcext:value-type="float">
            <text:p>0,3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6e82</text:p>
          </table:table-cell>
          <table:table-cell table:style-name="ce21" table:formula="of:=HEX2DEC([.C180])" office:value-type="float" office:value="93826" calcext:value-type="float">
            <text:p>93826</text:p>
          </table:table-cell>
          <table:table-cell table:style-name="ce31" table:formula="of:=[.B180]/([.D180]/985000)/1024" office:value-type="float" office:value="17.9514369517778" calcext:value-type="float">
            <text:p>17,95</text:p>
          </table:table-cell>
          <table:table-cell table:style-name="ce35" table:formula="of:=[.D180]/985000" office:value-type="float" office:value="0.0952548223350254" calcext:value-type="float">
            <text:p>0,1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d8</text:p>
          </table:table-cell>
          <table:table-cell table:style-name="ce21" table:formula="of:=HEX2DEC([.C181])" office:value-type="float" office:value="42456" calcext:value-type="float">
            <text:p>42456</text:p>
          </table:table-cell>
          <table:table-cell table:style-name="ce31" table:formula="of:=[.B181]/([.D181]/985000)/1024" office:value-type="float" office:value="29.0459258555917" calcext:value-type="float">
            <text:p>29,05</text:p>
          </table:table-cell>
          <table:table-cell table:style-name="ce35" table:formula="of:=[.D181]/985000" office:value-type="float" office:value="0.043102538071066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54741</text:p>
          </table:table-cell>
          <table:table-cell table:style-name="ce21" table:formula="of:=HEX2DEC([.C182])" office:value-type="float" office:value="345921" calcext:value-type="float">
            <text:p>345921</text:p>
          </table:table-cell>
          <table:table-cell table:style-name="ce31" table:formula="of:=[.B182]/([.D182]/985000)/1024" office:value-type="float" office:value="19.9378581471637" calcext:value-type="float">
            <text:p>19,94</text:p>
          </table:table-cell>
          <table:table-cell table:style-name="ce35" table:formula="of:=[.D182]/985000" office:value-type="float" office:value="0.35118883248731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c678</text:p>
          </table:table-cell>
          <table:table-cell table:style-name="ce21" table:formula="of:=HEX2DEC([.C183])" office:value-type="float" office:value="312952" calcext:value-type="float">
            <text:p>312952</text:p>
          </table:table-cell>
          <table:table-cell table:style-name="ce31" table:formula="of:=[.B183]/([.D183]/985000)/1024" office:value-type="float" office:value="21.5219019709892" calcext:value-type="float">
            <text:p>21,52</text:p>
          </table:table-cell>
          <table:table-cell table:style-name="ce35" table:formula="of:=[.D183]/985000" office:value-type="float" office:value="0.317717766497462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b6ea3</text:p>
          </table:table-cell>
          <table:table-cell table:style-name="ce21" table:formula="of:=HEX2DEC([.C184])" office:value-type="float" office:value="749219" calcext:value-type="float">
            <text:p>749219</text:p>
          </table:table-cell>
          <table:table-cell table:style-name="ce31" table:formula="of:=[.B184]/([.D184]/985000)/1024" office:value-type="float" office:value="19.0657522408335" calcext:value-type="float">
            <text:p>19,07</text:p>
          </table:table-cell>
          <table:table-cell table:style-name="ce35" table:formula="of:=[.D184]/985000" office:value-type="float" office:value="0.760628426395939" calcext:value-type="float">
            <text:p>0,7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72ff</text:p>
          </table:table-cell>
          <table:table-cell table:style-name="ce21" table:formula="of:=HEX2DEC([.C185])" office:value-type="float" office:value="226047" calcext:value-type="float">
            <text:p>226047</text:p>
          </table:table-cell>
          <table:table-cell table:style-name="ce31" table:formula="of:=[.B185]/([.D185]/985000)/1024" office:value-type="float" office:value="19.6172646755984" calcext:value-type="float">
            <text:p>19,62</text:p>
          </table:table-cell>
          <table:table-cell table:style-name="ce35" table:formula="of:=[.D185]/985000" office:value-type="float" office:value="0.229489340101523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a818</text:p>
          </table:table-cell>
          <table:table-cell table:style-name="ce21" table:formula="of:=HEX2DEC([.C186])" office:value-type="float" office:value="501784" calcext:value-type="float">
            <text:p>501784</text:p>
          </table:table-cell>
          <table:table-cell table:style-name="ce31" table:formula="of:=[.B186]/([.D186]/985000)/1024" office:value-type="float" office:value="31.2296565697342" calcext:value-type="float">
            <text:p>31,23</text:p>
          </table:table-cell>
          <table:table-cell table:style-name="ce35" table:formula="of:=[.D186]/985000" office:value-type="float" office:value="0.50942538071066" calcext:value-type="float">
            <text:p>0,5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23bb</text:p>
          </table:table-cell>
          <table:table-cell table:style-name="ce21" table:formula="of:=HEX2DEC([.C187])" office:value-type="float" office:value="74683" calcext:value-type="float">
            <text:p>74683</text:p>
          </table:table-cell>
          <table:table-cell table:style-name="ce31" table:formula="of:=[.B187]/([.D187]/985000)/1024" office:value-type="float" office:value="19.6934590410468" calcext:value-type="float">
            <text:p>19,69</text:p>
          </table:table-cell>
          <table:table-cell table:style-name="ce35" table:formula="of:=[.D187]/985000" office:value-type="float" office:value="0.0758203045685279" calcext:value-type="float">
            <text:p>0,0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9f4</text:p>
          </table:table-cell>
          <table:table-cell table:style-name="ce21" table:formula="of:=HEX2DEC([.C188])" office:value-type="float" office:value="231924" calcext:value-type="float">
            <text:p>231924</text:p>
          </table:table-cell>
          <table:table-cell table:style-name="ce31" table:formula="of:=[.B188]/([.D188]/985000)/1024" office:value-type="float" office:value="27.6143211919637" calcext:value-type="float">
            <text:p>27,61</text:p>
          </table:table-cell>
          <table:table-cell table:style-name="ce35" table:formula="of:=[.D188]/985000" office:value-type="float" office:value="0.235455837563452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5799</text:p>
          </table:table-cell>
          <table:table-cell table:style-name="ce21" table:formula="of:=HEX2DEC([.C189])" office:value-type="float" office:value="350105" calcext:value-type="float">
            <text:p>350105</text:p>
          </table:table-cell>
          <table:table-cell table:style-name="ce31" table:formula="of:=[.B189]/([.D189]/985000)/1024" office:value-type="float" office:value="21.8096680370889" calcext:value-type="float">
            <text:p>21,81</text:p>
          </table:table-cell>
          <table:table-cell table:style-name="ce35" table:formula="of:=[.D189]/985000" office:value-type="float" office:value="0.35543654822335" calcext:value-type="float">
            <text:p>0,3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ceef5</text:p>
          </table:table-cell>
          <table:table-cell table:style-name="ce21" table:formula="of:=HEX2DEC([.C190])" office:value-type="float" office:value="847605" calcext:value-type="float">
            <text:p>847605</text:p>
          </table:table-cell>
          <table:table-cell table:style-name="ce31" table:formula="of:=[.B190]/([.D190]/985000)/1024" office:value-type="float" office:value="18.1362174984958" calcext:value-type="float">
            <text:p>18,14</text:p>
          </table:table-cell>
          <table:table-cell table:style-name="ce35" table:formula="of:=[.D190]/985000" office:value-type="float" office:value="0.86051269035533" calcext:value-type="float">
            <text:p>0,8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72d1a</text:p>
          </table:table-cell>
          <table:table-cell table:style-name="ce21" table:formula="of:=HEX2DEC([.C191])" office:value-type="float" office:value="470298" calcext:value-type="float">
            <text:p>470298</text:p>
          </table:table-cell>
          <table:table-cell table:style-name="ce31" table:formula="of:=[.B191]/([.D191]/985000)/1024" office:value-type="float" office:value="20.9482579728704" calcext:value-type="float">
            <text:p>20,95</text:p>
          </table:table-cell>
          <table:table-cell table:style-name="ce35" table:formula="of:=[.D191]/985000" office:value-type="float" office:value="0.477459898477157" calcext:value-type="float">
            <text:p>0,4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28"/>
          <table:table-cell table:style-name="ce22" table:formula="of:=SUM([.D174:.D191])" office:value-type="float" office:value="8528592" calcext:value-type="float">
            <text:p>8528592</text:p>
          </table:table-cell>
          <table:table-cell table:style-name="ce32" table:formula="of:=[.B192]/([.D192]/985000)/1024" office:value-type="float" office:value="21.5218971070708" calcext:value-type="float">
            <text:p>21,52</text:p>
          </table:table-cell>
          <table:table-cell table:style-name="ce36" table:formula="of:=[.D192]/985000" office:value-type="float" office:value="8.658469035533" calcext:value-type="float">
            <text:p>8,66</text:p>
          </table:table-cell>
          <table:table-cell table:style-name="ce95" table:formula="of:=([.D21]-[.D192])/[.D21]*100" office:value-type="float" office:value="15.3220423326642" calcext:value-type="float">
            <text:p>15,32</text:p>
          </table:table-cell>
          <table:table-cell table:style-name="ce56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zx0 load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f65</text:p>
          </table:table-cell>
          <table:table-cell table:style-name="ce21" table:formula="of:=HEX2DEC([.C197])" office:value-type="float" office:value="1093477" calcext:value-type="float">
            <text:p>1093477</text:p>
          </table:table-cell>
          <table:table-cell table:style-name="ce31" table:formula="of:=[.B197]/([.D197]/985000)/1024" office:value-type="float" office:value="7.5397703195289" calcext:value-type="float">
            <text:p>7,54</text:p>
          </table:table-cell>
          <table:table-cell table:style-name="ce35" table:formula="of:=[.D197]/985000" office:value-type="float" office:value="1.11012893401015" calcext:value-type="float">
            <text:p>1,1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3bd9</text:p>
          </table:table-cell>
          <table:table-cell table:style-name="ce21" table:formula="of:=HEX2DEC([.C198])" office:value-type="float" office:value="3750873" calcext:value-type="float">
            <text:p>3750873</text:p>
          </table:table-cell>
          <table:table-cell table:style-name="ce31" table:formula="of:=[.B198]/([.D198]/985000)/1024" office:value-type="float" office:value="9.94669742967171" calcext:value-type="float">
            <text:p>9,95</text:p>
          </table:table-cell>
          <table:table-cell table:style-name="ce35" table:formula="of:=[.D198]/985000" office:value-type="float" office:value="3.80799289340102" calcext:value-type="float">
            <text:p>3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4a2a6</text:p>
          </table:table-cell>
          <table:table-cell table:style-name="ce21" table:formula="of:=HEX2DEC([.C199])" office:value-type="float" office:value="1352358" calcext:value-type="float">
            <text:p>1352358</text:p>
          </table:table-cell>
          <table:table-cell table:style-name="ce31" table:formula="of:=[.B199]/([.D199]/985000)/1024" office:value-type="float" office:value="13.2939457067766" calcext:value-type="float">
            <text:p>13,29</text:p>
          </table:table-cell>
          <table:table-cell table:style-name="ce35" table:formula="of:=[.D199]/985000" office:value-type="float" office:value="1.37295228426396" calcext:value-type="float">
            <text:p>1,3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3e1e</text:p>
          </table:table-cell>
          <table:table-cell table:style-name="ce21" table:formula="of:=HEX2DEC([.C200])" office:value-type="float" office:value="474654" calcext:value-type="float">
            <text:p>474654</text:p>
          </table:table-cell>
          <table:table-cell table:style-name="ce31" table:formula="of:=[.B200]/([.D200]/985000)/1024" office:value-type="float" office:value="13.2334265130495" calcext:value-type="float">
            <text:p>13,23</text:p>
          </table:table-cell>
          <table:table-cell table:style-name="ce35" table:formula="of:=[.D200]/985000" office:value-type="float" office:value="0.481882233502538" calcext:value-type="float">
            <text:p>0,4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58f4</text:p>
          </table:table-cell>
          <table:table-cell table:style-name="ce21" table:formula="of:=HEX2DEC([.C201])" office:value-type="float" office:value="1726708" calcext:value-type="float">
            <text:p>1726708</text:p>
          </table:table-cell>
          <table:table-cell table:style-name="ce31" table:formula="of:=[.B201]/([.D201]/985000)/1024" office:value-type="float" office:value="8.84308396562997" calcext:value-type="float">
            <text:p>8,84</text:p>
          </table:table-cell>
          <table:table-cell table:style-name="ce35" table:formula="of:=[.D201]/985000" office:value-type="float" office:value="1.75300304568528" calcext:value-type="float">
            <text:p>1,7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9512</text:p>
          </table:table-cell>
          <table:table-cell table:style-name="ce21" table:formula="of:=HEX2DEC([.C202])" office:value-type="float" office:value="1021202" calcext:value-type="float">
            <text:p>1021202</text:p>
          </table:table-cell>
          <table:table-cell table:style-name="ce31" table:formula="of:=[.B202]/([.D202]/985000)/1024" office:value-type="float" office:value="6.65388526217144" calcext:value-type="float">
            <text:p>6,65</text:p>
          </table:table-cell>
          <table:table-cell table:style-name="ce35" table:formula="of:=[.D202]/985000" office:value-type="float" office:value="1.03675329949239" calcext:value-type="float">
            <text:p>1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c5e9</text:p>
          </table:table-cell>
          <table:table-cell table:style-name="ce21" table:formula="of:=HEX2DEC([.C203])" office:value-type="float" office:value="378345" calcext:value-type="float">
            <text:p>378345</text:p>
          </table:table-cell>
          <table:table-cell table:style-name="ce31" table:formula="of:=[.B203]/([.D203]/985000)/1024" office:value-type="float" office:value="4.4517874517636" calcext:value-type="float">
            <text:p>4,45</text:p>
          </table:table-cell>
          <table:table-cell table:style-name="ce35" table:formula="of:=[.D203]/985000" office:value-type="float" office:value="0.384106598984772" calcext:value-type="float">
            <text:p>0,3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f39</text:p>
          </table:table-cell>
          <table:table-cell table:style-name="ce21" table:formula="of:=HEX2DEC([.C204])" office:value-type="float" office:value="245561" calcext:value-type="float">
            <text:p>245561</text:p>
          </table:table-cell>
          <table:table-cell table:style-name="ce31" table:formula="of:=[.B204]/([.D204]/985000)/1024" office:value-type="float" office:value="5.02186352118211" calcext:value-type="float">
            <text:p>5,02</text:p>
          </table:table-cell>
          <table:table-cell table:style-name="ce35" table:formula="of:=[.D204]/985000" office:value-type="float" office:value="0.249300507614213" calcext:value-type="float">
            <text:p>0,2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f554</text:p>
          </table:table-cell>
          <table:table-cell table:style-name="ce21" table:formula="of:=HEX2DEC([.C205])" office:value-type="float" office:value="849236" calcext:value-type="float">
            <text:p>849236</text:p>
          </table:table-cell>
          <table:table-cell table:style-name="ce31" table:formula="of:=[.B205]/([.D205]/985000)/1024" office:value-type="float" office:value="8.12132767349123" calcext:value-type="float">
            <text:p>8,12</text:p>
          </table:table-cell>
          <table:table-cell table:style-name="ce35" table:formula="of:=[.D205]/985000" office:value-type="float" office:value="0.862168527918782" calcext:value-type="float">
            <text:p>0,8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08ea</text:p>
          </table:table-cell>
          <table:table-cell table:style-name="ce21" table:formula="of:=HEX2DEC([.C206])" office:value-type="float" office:value="1050858" calcext:value-type="float">
            <text:p>1050858</text:p>
          </table:table-cell>
          <table:table-cell table:style-name="ce31" table:formula="of:=[.B206]/([.D206]/985000)/1024" office:value-type="float" office:value="6.40935527504668" calcext:value-type="float">
            <text:p>6,41</text:p>
          </table:table-cell>
          <table:table-cell table:style-name="ce35" table:formula="of:=[.D206]/985000" office:value-type="float" office:value="1.06686091370558" calcext:value-type="float">
            <text:p>1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19fc</text:p>
          </table:table-cell>
          <table:table-cell table:style-name="ce21" table:formula="of:=HEX2DEC([.C207])" office:value-type="float" office:value="1776124" calcext:value-type="float">
            <text:p>1776124</text:p>
          </table:table-cell>
          <table:table-cell table:style-name="ce31" table:formula="of:=[.B207]/([.D207]/985000)/1024" office:value-type="float" office:value="8.04246991095498" calcext:value-type="float">
            <text:p>8,04</text:p>
          </table:table-cell>
          <table:table-cell table:style-name="ce35" table:formula="of:=[.D207]/985000" office:value-type="float" office:value="1.80317157360406" calcext:value-type="float">
            <text:p>1,8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bed2</text:p>
          </table:table-cell>
          <table:table-cell table:style-name="ce21" table:formula="of:=HEX2DEC([.C208])" office:value-type="float" office:value="638674" calcext:value-type="float">
            <text:p>638674</text:p>
          </table:table-cell>
          <table:table-cell table:style-name="ce31" table:formula="of:=[.B208]/([.D208]/985000)/1024" office:value-type="float" office:value="6.9431726172116" calcext:value-type="float">
            <text:p>6,94</text:p>
          </table:table-cell>
          <table:table-cell table:style-name="ce35" table:formula="of:=[.D208]/985000" office:value-type="float" office:value="0.6484" calcext:value-type="float">
            <text:p>0,6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3153</text:p>
          </table:table-cell>
          <table:table-cell table:style-name="ce21" table:formula="of:=HEX2DEC([.C209])" office:value-type="float" office:value="1192275" calcext:value-type="float">
            <text:p>1192275</text:p>
          </table:table-cell>
          <table:table-cell table:style-name="ce31" table:formula="of:=[.B209]/([.D209]/985000)/1024" office:value-type="float" office:value="13.1433956026818" calcext:value-type="float">
            <text:p>13,14</text:p>
          </table:table-cell>
          <table:table-cell table:style-name="ce35" table:formula="of:=[.D209]/985000" office:value-type="float" office:value="1.21043147208122" calcext:value-type="float">
            <text:p>1,2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5370</text:p>
          </table:table-cell>
          <table:table-cell table:style-name="ce21" table:formula="of:=HEX2DEC([.C210])" office:value-type="float" office:value="217968" calcext:value-type="float">
            <text:p>217968</text:p>
          </table:table-cell>
          <table:table-cell table:style-name="ce31" table:formula="of:=[.B210]/([.D210]/985000)/1024" office:value-type="float" office:value="6.74762626423374" calcext:value-type="float">
            <text:p>6,75</text:p>
          </table:table-cell>
          <table:table-cell table:style-name="ce35" table:formula="of:=[.D210]/985000" office:value-type="float" office:value="0.22128730964467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8c6</text:p>
          </table:table-cell>
          <table:table-cell table:style-name="ce21" table:formula="of:=HEX2DEC([.C211])" office:value-type="float" office:value="653510" calcext:value-type="float">
            <text:p>653510</text:p>
          </table:table-cell>
          <table:table-cell table:style-name="ce31" table:formula="of:=[.B211]/([.D211]/985000)/1024" office:value-type="float" office:value="9.80003952215727" calcext:value-type="float">
            <text:p>9,80</text:p>
          </table:table-cell>
          <table:table-cell table:style-name="ce35" table:formula="of:=[.D211]/985000" office:value-type="float" office:value="0.66346192893401" calcext:value-type="float">
            <text:p>0,6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434a</text:p>
          </table:table-cell>
          <table:table-cell table:style-name="ce21" table:formula="of:=HEX2DEC([.C212])" office:value-type="float" office:value="934730" calcext:value-type="float">
            <text:p>934730</text:p>
          </table:table-cell>
          <table:table-cell table:style-name="ce31" table:formula="of:=[.B212]/([.D212]/985000)/1024" office:value-type="float" office:value="8.16885499355429" calcext:value-type="float">
            <text:p>8,17</text:p>
          </table:table-cell>
          <table:table-cell table:style-name="ce35" table:formula="of:=[.D212]/985000" office:value-type="float" office:value="0.948964467005076" calcext:value-type="float">
            <text:p>0,9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3802</text:p>
          </table:table-cell>
          <table:table-cell table:style-name="ce21" table:formula="of:=HEX2DEC([.C213])" office:value-type="float" office:value="1783810" calcext:value-type="float">
            <text:p>1783810</text:p>
          </table:table-cell>
          <table:table-cell table:style-name="ce31" table:formula="of:=[.B213]/([.D213]/985000)/1024" office:value-type="float" office:value="8.61770515515246" calcext:value-type="float">
            <text:p>8,62</text:p>
          </table:table-cell>
          <table:table-cell table:style-name="ce35" table:formula="of:=[.D213]/985000" office:value-type="float" office:value="1.81097461928934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bba1</text:p>
          </table:table-cell>
          <table:table-cell table:style-name="ce21" table:formula="of:=HEX2DEC([.C214])" office:value-type="float" office:value="965537" calcext:value-type="float">
            <text:p>965537</text:p>
          </table:table-cell>
          <table:table-cell table:style-name="ce31" table:formula="of:=[.B214]/([.D214]/985000)/1024" office:value-type="float" office:value="10.2035694417977" calcext:value-type="float">
            <text:p>10,20</text:p>
          </table:table-cell>
          <table:table-cell table:style-name="ce35" table:formula="of:=[.D214]/985000" office:value-type="float" office:value="0.980240609137056" calcext:value-type="float">
            <text:p>0,9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20105900" calcext:value-type="float">
            <text:p>20105900</text:p>
          </table:table-cell>
          <table:table-cell table:style-name="ce32" table:formula="of:=[.B215]/([.D215]/985000)/1024" office:value-type="float" office:value="9.12923467699469" calcext:value-type="float">
            <text:p>9,13</text:p>
          </table:table-cell>
          <table:table-cell table:style-name="ce36" table:formula="of:=[.D215]/985000" office:value-type="float" office:value="20.4120812182741" calcext:value-type="float">
            <text:p>20,41</text:p>
          </table:table-cell>
          <table:table-cell table:style-name="ce95" table:formula="of:=([.D44]-[.D215])/[.D44]*100" office:value-type="float" office:value="2.28343737336418" calcext:value-type="float">
            <text:p>2,28</text:p>
          </table:table-cell>
          <table:table-cell table:style-name="ce95" table:formula="of:=([.N44]-[.D215])/[.N44]*100" office:value-type="float" office:value="11.7200493871393" calcext:value-type="float">
            <text:p>11,72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zx0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 office:value-type="string" calcext:value-type="string">
            <text:p>:</text:p>
          </table:table-cell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N21]-[.D238])/[.N21]*100" office:value-type="float" office:value="22.4592103585214" calcext:value-type="float">
            <text:p>22,46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56"/>
        </table:table-row>
        <table:table-row table:style-name="ro3" table:number-rows-repeated="10483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.00.0000</text:date>, <text:time style:data-style-name="N2" text:time-value="13:19:53.2264592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1-24T14:28:05.098207250</dc:date>
    <meta:editing-duration>P9DT15H34M55S</meta:editing-duration>
    <meta:editing-cycles>135</meta:editing-cycles>
    <meta:generator>LibreOffice/6.4.7.2$Linux_X86_64 LibreOffice_project/40$Build-2</meta:generator>
    <meta:document-statistic meta:table-count="1" meta:cell-count="1573" meta:object-count="0"/>
  </office:meta>
</office:document-meta>
</file>